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c51d0" officeooo:paragraph-rsid="001c51d0" style:font-size-asian="10.5pt" style:font-size-complex="12pt"/>
    </style:style>
    <style:style style:name="P2" style:family="paragraph" style:parent-style-name="Standard">
      <style:text-properties fo:font-size="12pt" officeooo:rsid="001c51d0" officeooo:paragraph-rsid="001f924e" style:font-size-asian="10.5pt" style:font-size-complex="12pt"/>
    </style:style>
    <style:style style:name="P3" style:family="paragraph" style:parent-style-name="Standard">
      <style:text-properties fo:language="cs" fo:country="CZ" officeooo:rsid="001c51d0" officeooo:paragraph-rsid="001c51d0"/>
    </style:style>
    <style:style style:name="P4" style:family="paragraph" style:parent-style-name="Standard">
      <style:text-properties fo:language="cs" fo:country="CZ" officeooo:rsid="001c51d0" officeooo:paragraph-rsid="001de9e7"/>
    </style:style>
    <style:style style:name="P5" style:family="paragraph" style:parent-style-name="Standard">
      <style:text-properties fo:language="cs" fo:country="CZ" officeooo:rsid="001c51d0" officeooo:paragraph-rsid="001f924e"/>
    </style:style>
    <style:style style:name="P6" style:family="paragraph" style:parent-style-name="Standard">
      <style:text-properties fo:language="cs" fo:country="CZ" officeooo:rsid="001de9e7" officeooo:paragraph-rsid="001de9e7"/>
    </style:style>
    <style:style style:name="P7" style:family="paragraph" style:parent-style-name="Standard">
      <style:text-properties fo:language="cs" fo:country="CZ" officeooo:rsid="001de9e7" officeooo:paragraph-rsid="001f924e"/>
    </style:style>
    <style:style style:name="P8" style:family="paragraph" style:parent-style-name="Standard">
      <style:text-properties fo:language="cs" fo:country="CZ" fo:font-weight="bold" officeooo:rsid="001de9e7" officeooo:paragraph-rsid="001de9e7" style:font-weight-asian="bold" style:font-weight-complex="bold"/>
    </style:style>
    <style:style style:name="P9" style:family="paragraph" style:parent-style-name="Standard">
      <style:text-properties fo:language="cs" fo:country="CZ" fo:font-weight="bold" officeooo:rsid="001de9e7" officeooo:paragraph-rsid="001f924e" style:font-weight-asian="bold" style:font-weight-complex="bold"/>
    </style:style>
    <style:style style:name="P10" style:family="paragraph" style:parent-style-name="Standard">
      <style:text-properties fo:language="cs" fo:country="CZ" fo:font-weight="bold" officeooo:rsid="001c51d0" officeooo:paragraph-rsid="001de9e7" style:font-weight-asian="bold" style:font-weight-complex="bold"/>
    </style:style>
    <style:style style:name="P11" style:family="paragraph" style:parent-style-name="Standard">
      <style:text-properties fo:language="cs" fo:country="CZ" fo:font-weight="bold" officeooo:rsid="001c51d0" officeooo:paragraph-rsid="001f924e" style:font-weight-asian="bold" style:font-weight-complex="bold"/>
    </style:style>
    <style:style style:name="P12" style:family="paragraph" style:parent-style-name="Standard">
      <style:text-properties fo:language="cs" fo:country="CZ" fo:font-weight="normal" officeooo:rsid="001de9e7" officeooo:paragraph-rsid="001de9e7" style:font-weight-asian="normal" style:font-weight-complex="normal"/>
    </style:style>
    <style:style style:name="P13" style:family="paragraph" style:parent-style-name="Standard">
      <style:text-properties fo:language="cs" fo:country="CZ" fo:font-weight="normal" officeooo:rsid="001de9e7" officeooo:paragraph-rsid="001f924e" style:font-weight-asian="normal" style:font-weight-complex="normal"/>
    </style:style>
    <style:style style:name="P14" style:family="paragraph" style:parent-style-name="Standard">
      <style:text-properties officeooo:paragraph-rsid="001de9e7"/>
    </style:style>
    <style:style style:name="P15" style:family="paragraph" style:parent-style-name="Standard">
      <style:paragraph-properties fo:text-align="center" style:justify-single-word="false"/>
      <style:text-properties fo:font-size="18pt" officeooo:rsid="001c51d0" officeooo:paragraph-rsid="001c51d0" style:font-size-asian="18pt" style:font-size-complex="18pt"/>
    </style:style>
    <style:style style:name="P16" style:family="paragraph" style:parent-style-name="Standard">
      <style:paragraph-properties fo:text-align="center" style:justify-single-word="false"/>
      <style:text-properties fo:font-size="18pt" officeooo:rsid="001f924e" officeooo:paragraph-rsid="001f924e" style:font-size-asian="18pt" style:font-size-complex="18pt"/>
    </style:style>
    <style:style style:name="P17" style:family="paragraph" style:parent-style-name="Standard">
      <style:text-properties officeooo:paragraph-rsid="001f924e"/>
    </style:style>
    <style:style style:name="P18" style:family="paragraph" style:parent-style-name="Standard">
      <style:paragraph-properties fo:text-align="end" style:justify-single-word="false"/>
      <style:text-properties fo:font-size="13pt" fo:language="cs" fo:country="CZ" officeooo:rsid="001dd0e0" officeooo:paragraph-rsid="001f924e" style:font-size-asian="13pt" style:font-size-complex="13pt"/>
    </style:style>
    <style:style style:name="P19" style:family="paragraph" style:parent-style-name="Standard">
      <style:text-properties fo:language="cs" fo:country="CZ" fo:font-weight="normal" officeooo:rsid="001de9e7" officeooo:paragraph-rsid="0022a462" style:font-weight-asian="normal" style:font-weight-complex="normal"/>
    </style:style>
    <style:style style:name="P20" style:family="paragraph" style:parent-style-name="Standard">
      <style:text-properties fo:language="cs" fo:country="CZ" officeooo:rsid="001de9e7" officeooo:paragraph-rsid="0022a462"/>
    </style:style>
    <style:style style:name="P21" style:family="paragraph" style:parent-style-name="Standard">
      <style:text-properties fo:language="cs" fo:country="CZ" officeooo:rsid="0020aee2" officeooo:paragraph-rsid="0020aee2"/>
    </style:style>
    <style:style style:name="P22" style:family="paragraph" style:parent-style-name="Standard">
      <style:text-properties fo:language="cs" fo:country="CZ" officeooo:rsid="0020aee2" officeooo:paragraph-rsid="0022a462"/>
    </style:style>
    <style:style style:name="P23" style:family="paragraph" style:parent-style-name="Standard">
      <style:text-properties fo:language="cs" fo:country="CZ" fo:font-weight="bold" officeooo:rsid="001de9e7" officeooo:paragraph-rsid="0022a462" style:font-weight-asian="bold" style:font-weight-complex="bold"/>
    </style:style>
    <style:style style:name="P24" style:family="paragraph" style:parent-style-name="Standard">
      <style:text-properties fo:language="cs" fo:country="CZ" fo:font-weight="bold" officeooo:rsid="001c51d0" officeooo:paragraph-rsid="0022a462" style:font-weight-asian="bold" style:font-weight-complex="bold"/>
    </style:style>
    <style:style style:name="P25" style:family="paragraph" style:parent-style-name="Standard">
      <style:text-properties fo:language="cs" fo:country="CZ" officeooo:rsid="001c51d0" officeooo:paragraph-rsid="0022a462"/>
    </style:style>
    <style:style style:name="P26" style:family="paragraph" style:parent-style-name="Standard">
      <style:paragraph-properties fo:text-align="center" style:justify-single-word="false"/>
      <style:text-properties fo:language="cs" fo:country="CZ" officeooo:rsid="001dd0e0" officeooo:paragraph-rsid="001c51d0"/>
    </style:style>
    <style:style style:name="P27" style:family="paragraph" style:parent-style-name="Standard">
      <style:text-properties officeooo:paragraph-rsid="0020aee2"/>
    </style:style>
    <style:style style:name="P28" style:family="paragraph" style:parent-style-name="Standard">
      <style:paragraph-properties fo:text-align="center" style:justify-single-word="false"/>
      <style:text-properties fo:font-size="18pt" officeooo:rsid="001c51d0" officeooo:paragraph-rsid="0022a462" style:font-size-asian="18pt" style:font-size-complex="18pt"/>
    </style:style>
    <style:style style:name="P29" style:family="paragraph" style:parent-style-name="Standard">
      <style:paragraph-properties fo:text-align="center" style:justify-single-word="false"/>
      <style:text-properties fo:font-size="18pt" officeooo:rsid="001f924e" officeooo:paragraph-rsid="0022a462" style:font-size-asian="18pt" style:font-size-complex="18pt"/>
    </style:style>
    <style:style style:name="P30" style:family="paragraph" style:parent-style-name="Standard">
      <style:text-properties fo:font-size="12pt" officeooo:rsid="001c51d0" officeooo:paragraph-rsid="0022a462" style:font-size-asian="10.5pt" style:font-size-complex="12pt"/>
    </style:style>
    <style:style style:name="P31" style:family="paragraph" style:parent-style-name="Standard">
      <style:paragraph-properties fo:text-align="end" style:justify-single-word="false"/>
      <style:text-properties fo:font-size="13pt" fo:language="cs" fo:country="CZ" officeooo:rsid="001dd0e0" officeooo:paragraph-rsid="0022a462" style:font-size-asian="13pt" style:font-size-complex="13pt"/>
    </style:style>
    <style:style style:name="P32" style:family="paragraph" style:parent-style-name="Standard">
      <style:text-properties officeooo:paragraph-rsid="0022a462"/>
    </style:style>
    <style:style style:name="T1" style:family="text">
      <style:text-properties officeooo:rsid="001d623e"/>
    </style:style>
    <style:style style:name="T2" style:family="text">
      <style:text-properties officeooo:rsid="001de9e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cs" fo:country="CZ" fo:font-weight="normal" officeooo:rsid="001de9e7" style:font-weight-asian="normal" style:font-weight-complex="normal"/>
    </style:style>
    <style:style style:name="T5" style:family="text">
      <style:text-properties fo:language="cs" fo:country="CZ" fo:font-weight="normal" officeooo:rsid="0020aee2" style:font-weight-asian="normal" style:font-weight-complex="normal"/>
    </style:style>
    <style:style style:name="T6" style:family="text">
      <style:text-properties fo:language="cs" fo:country="CZ" fo:font-weight="bold" officeooo:rsid="001c51d0" style:font-weight-asian="bold" style:font-weight-complex="bold"/>
    </style:style>
    <style:style style:name="T7" style:family="text">
      <style:text-properties fo:language="cs" fo:country="CZ" fo:font-weight="bold" officeooo:rsid="001de9e7" style:font-weight-asian="bold" style:font-weight-complex="bold"/>
    </style:style>
    <style:style style:name="T8" style:family="text">
      <style:text-properties officeooo:rsid="001f924e"/>
    </style:style>
    <style:style style:name="T9" style:family="text">
      <style:text-properties officeooo:rsid="0020aee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Report – task <text:span text:style-name="T9">3</text:span></text:p>
      <text:p text:style-name="P29"/>
      <text:p text:style-name="P30"/>
      <text:p text:style-name="P23">Úvod</text:p>
      <text:p text:style-name="P25">K řešení příkladu byla <text:span text:style-name="T8">využita </text:span>třída Graph, <text:span text:style-name="T8">která byla vytvořena v při minulém úkolu</text:span>. <text:span text:style-name="T9">Kvůli potřebě ohodnocenní hran bylo nutné přejít na nově vytvořenou třídu Connection, nakonec bylo nutné vytvořit i třídu Node, aby bylo možné uchovávat hodnoty ohodnocenní uzlu.</text:span></text:p>
      <text:p text:style-name="P25"/>
      <text:p text:style-name="P24">Grafová struktura</text:p>
      <text:p text:style-name="P32"><text:span text:style-name="T4">Jako grafová struktura byl zvolen seznam uzlů (string) a seznam hran</text:span><text:span text:style-name="T6"> </text:span><text:span text:style-name="T7">(</text:span><text:span text:style-name="T4">seznam hodnot pořadí: počáteční uzel, koncový uzel, hodnota hrany). Neorientované hrany jsou reprezentovány dvěma protisměrnými hranami. Struktura formou seznamů byla zvolena z důvodu předchozích pozitivních zkušeností s tímto přístupem v bakalářské práci.</text:span></text:p>
      <text:p text:style-name="P19"/>
      <text:p text:style-name="P24">Použité algoritmy</text:p>
      <text:p text:style-name="P32"><text:span text:style-name="T5">Při řešení úkolu byl použit Dijkstrův algoritmus a pro hledání hamiltonovské cesty, byl zvažován algoritmus zdvojení minimální kostry, který byl nakonec pro problémy při implementaci zavržen.</text:span></text:p>
      <text:p text:style-name="P19"/>
      <text:p text:style-name="P25"><text:span text:style-name="T3">Zhodnocení</text:span> </text:p>
      <text:p text:style-name="P22">Po pozitivní zkušenosti s IDE PyCharm v práci, jsem jej začal používat i u tohoto projektu a to bylo významnou posilou u tohoto běhu. Bohužel úkoly byly opět příliš časově náročné, takže ani po dvou dnech práce se mi nepodařilo je naplnit, což mě mrzí.</text:p>
      <text:p text:style-name="P20"/>
      <text:p text:style-name="P20"/>
      <text:p text:style-name="P31">Jaroslav Otradovec</text:p>
      <text:p text:style-name="P28"/>
      <text:p text:style-name="P15"/>
      <text:p text:style-name="P15"/>
      <text:p text:style-name="P15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09:02:24.341779413</meta:creation-date>
    <dc:date>2021-04-12T08:49:22.788848826</dc:date>
    <meta:editing-duration>PT23M57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165" meta:character-count="1115" meta:non-whitespace-character-count="958"/>
  </office:meta>
</office:document-meta>
</file>